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enCondition.JaxenCondition( Rule rule , JaxenXPath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enCondition.findFirst( WorkingMemory memory ,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xenCondition.getRequiredTuple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enCondition.isAllowed( Tuple tup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